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Mono" fo:font-size="12pt" officeooo:paragraph-rsid="001c55b7" style:font-size-asian="12pt" style:font-size-complex="12pt"/>
    </style:style>
    <style:style style:name="P3" style:family="paragraph" style:parent-style-name="Preformatted_20_Text">
      <style:paragraph-properties fo:line-height="115%" fo:text-align="start" style:justify-single-word="false"/>
      <style:text-properties officeooo:rsid="001c55b7" officeooo:paragraph-rsid="00217bac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217bac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293078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1f18c5" style:font-size-asian="12pt" style:font-size-complex="12pt"/>
    </style:style>
    <style:style style:name="P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17bac" style:font-size-asian="12pt" style:font-size-complex="12pt"/>
    </style:style>
    <style:style style:name="P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088e6" style:font-size-asian="12pt" style:font-size-complex="12pt"/>
    </style:style>
    <style:style style:name="P1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c7a1e" style:font-size-asian="12pt" style:font-size-complex="12pt"/>
    </style:style>
    <style:style style:name="P1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12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93078" style:font-size-asian="12pt" style:font-size-complex="12pt"/>
    </style:style>
    <style:style style:name="P1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f18c5" style:font-size-asian="12pt" style:font-size-complex="12pt"/>
    </style:style>
    <style:style style:name="P14" style:family="paragraph" style:parent-style-name="Preformatted_20_Text">
      <style:text-properties style:font-name="Liberation Mono" fo:font-size="12pt" officeooo:rsid="001c55b7" officeooo:paragraph-rsid="001c55b7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16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88e6" officeooo:paragraph-rsid="00217bac" style:font-size-asian="12pt" style:font-size-complex="12pt"/>
    </style:style>
    <style:style style:name="P1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17bac" officeooo:paragraph-rsid="00217bac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Mono" fo:font-size="12pt" officeooo:paragraph-rsid="001c55b7" style:font-size-asian="12pt" style:font-size-complex="12pt"/>
    </style:style>
    <style:style style:name="P1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1c7a1e" style:font-size-asian="12pt" style:font-size-complex="12pt"/>
    </style:style>
    <style:style style:name="P2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1eeccf" style:font-size-asian="12pt" style:font-size-complex="12pt"/>
    </style:style>
    <style:style style:name="P2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201733" style:font-size-asian="12pt" style:font-size-complex="12pt"/>
    </style:style>
    <style:style style:name="P22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1e48a4" style:font-size-asian="12pt" style:font-size-complex="12pt"/>
    </style:style>
    <style:style style:name="P2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2cf91f" style:font-size-asian="12pt" style:font-size-complex="12pt"/>
    </style:style>
    <style:style style:name="P24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301839" style:font-size-asian="12pt" style:font-size-complex="12pt"/>
    </style:style>
    <style:style style:name="P25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284efc" style:font-size-asian="12pt" style:font-size-complex="12pt"/>
    </style:style>
    <style:style style:name="P26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3de9a9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Liberation Mono" fo:font-size="12pt" officeooo:rsid="001c7a1e" officeooo:paragraph-rsid="001c7a1e" style:font-size-asian="12pt" style:font-size-complex="12pt"/>
    </style:style>
    <style:style style:name="P2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eccf" officeooo:paragraph-rsid="00201733" style:font-size-asian="12pt" style:font-size-complex="12pt"/>
    </style:style>
    <style:style style:name="P2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e48a4" style:font-size-asian="12pt" style:font-size-complex="12pt"/>
    </style:style>
    <style:style style:name="P3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c7a1e" style:font-size-asian="12pt" style:font-size-complex="12pt"/>
    </style:style>
    <style:style style:name="P3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301839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2pt" officeooo:rsid="0020119d" officeooo:paragraph-rsid="0020119d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201733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301839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2b022e" style:font-size-asian="12pt" style:font-size-complex="12pt"/>
    </style:style>
    <style:style style:name="P36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1733" officeooo:paragraph-rsid="00201733" style:font-size-asian="12pt" style:font-size-complex="12pt"/>
    </style:style>
    <style:style style:name="P3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1733" officeooo:paragraph-rsid="00301839" style:font-size-asian="12pt" style:font-size-complex="12pt"/>
    </style:style>
    <style:style style:name="P3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1733" officeooo:paragraph-rsid="002b022e" style:font-size-asian="12pt" style:font-size-complex="12pt"/>
    </style:style>
    <style:style style:name="P3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93078" officeooo:paragraph-rsid="00293078" style:font-size-asian="12pt" style:font-size-complex="12pt"/>
    </style:style>
    <style:style style:name="P40" style:family="paragraph" style:parent-style-name="Preformatted_20_Text">
      <style:paragraph-properties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4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42" style:family="paragraph" style:parent-style-name="Preformatted_20_Text">
      <style:paragraph-properties fo:text-align="start" style:justify-single-word="false"/>
      <style:text-properties style:font-name="Liberation Mono" fo:font-size="12pt" officeooo:rsid="00284efc" officeooo:paragraph-rsid="001c7a1e" style:font-size-asian="12pt" style:font-size-complex="12pt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Mono" fo:font-size="12pt" officeooo:rsid="0022e942" officeooo:paragraph-rsid="0022e942" style:font-size-asian="12pt" style:font-size-complex="12pt"/>
    </style:style>
    <style:style style:name="P44" style:family="paragraph" style:parent-style-name="Preformatted_20_Text">
      <style:paragraph-properties fo:text-align="start" style:justify-single-word="false"/>
      <style:text-properties style:font-name="Liberation Mono" fo:font-size="12pt" officeooo:rsid="003de9a9" officeooo:paragraph-rsid="003de9a9" style:font-size-asian="12pt" style:font-size-complex="12pt"/>
    </style:style>
    <style:style style:name="P45" style:family="paragraph" style:parent-style-name="Header">
      <style:text-properties officeooo:rsid="00383de9" officeooo:paragraph-rsid="00383de9"/>
    </style:style>
    <style:style style:name="P46" style:family="paragraph" style:parent-style-name="Text_20_body">
      <style:text-properties style:font-name="Liberation Mono" fo:font-size="12pt" style:font-size-asian="12pt" style:font-size-complex="12pt"/>
    </style:style>
    <style:style style:name="P47" style:family="paragraph" style:parent-style-name="Text_20_body">
      <style:text-properties style:font-name="Liberation Mono" fo:font-size="12pt" officeooo:rsid="0024ad10" officeooo:paragraph-rsid="00284efc" style:font-size-asian="12pt" style:font-size-complex="12pt"/>
    </style:style>
    <style:style style:name="P48" style:family="paragraph" style:parent-style-name="Text_20_body">
      <style:paragraph-properties fo:line-height="115%" fo:text-align="start" style:justify-single-word="false"/>
      <style:text-properties style:font-name="Liberation Mono" fo:font-size="12pt" officeooo:rsid="0024ad10" officeooo:paragraph-rsid="00284efc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color="#808080" style:font-name="Liberation Mono" fo:font-size="10pt" officeooo:rsid="0026590b" style:font-size-asian="10pt" style:font-size-complex="10pt"/>
    </style:style>
    <style:style style:name="T3" style:family="text">
      <style:text-properties fo:color="#808080" style:font-name="Liberation Mono" fo:font-size="10pt" officeooo:rsid="001f18c5" style:font-size-asian="10pt" style:font-size-complex="10pt"/>
    </style:style>
    <style:style style:name="T4" style:family="text">
      <style:text-properties fo:color="#808080" officeooo:rsid="001f18c5"/>
    </style:style>
    <style:style style:name="T5" style:family="text">
      <style:text-properties fo:color="#808080" officeooo:rsid="001f18c5" fo:background-color="#ffffff" loext:char-shading-value="0"/>
    </style:style>
    <style:style style:name="T6" style:family="text">
      <style:text-properties officeooo:rsid="001f18c5"/>
    </style:style>
    <style:style style:name="T7" style:family="text">
      <style:text-properties officeooo:rsid="001eeccf"/>
    </style:style>
    <style:style style:name="T8" style:family="text">
      <style:text-properties officeooo:rsid="0020119d"/>
    </style:style>
    <style:style style:name="T9" style:family="text">
      <style:text-properties officeooo:rsid="00201733"/>
    </style:style>
    <style:style style:name="T10" style:family="text">
      <style:text-properties officeooo:rsid="002088e6"/>
    </style:style>
    <style:style style:name="T11" style:family="text">
      <style:text-properties officeooo:rsid="001c55b7"/>
    </style:style>
    <style:style style:name="T12" style:family="text">
      <style:text-properties officeooo:rsid="0022e942"/>
    </style:style>
    <style:style style:name="T13" style:family="text">
      <style:text-properties officeooo:rsid="0024ad10"/>
    </style:style>
    <style:style style:name="T14" style:family="text">
      <style:text-properties officeooo:rsid="00284efc"/>
    </style:style>
    <style:style style:name="T15" style:family="text">
      <style:text-properties officeooo:rsid="00293078"/>
    </style:style>
    <style:style style:name="T16" style:family="text">
      <style:text-properties officeooo:rsid="002b022e"/>
    </style:style>
    <style:style style:name="T17" style:family="text">
      <style:text-properties officeooo:rsid="002bc6df"/>
    </style:style>
    <style:style style:name="T18" style:family="text">
      <style:text-properties officeooo:rsid="002cf91f"/>
    </style:style>
    <style:style style:name="T19" style:family="text">
      <style:text-properties officeooo:rsid="002e3dc1"/>
    </style:style>
    <style:style style:name="T20" style:family="text">
      <style:text-properties officeooo:rsid="00301839"/>
    </style:style>
    <style:style style:name="T21" style:family="text">
      <style:text-properties officeooo:rsid="00319116"/>
    </style:style>
    <style:style style:name="T22" style:family="text">
      <style:text-properties officeooo:rsid="0035b9f3"/>
    </style:style>
    <style:style style:name="T23" style:family="text">
      <style:text-properties officeooo:rsid="001e48a4"/>
    </style:style>
    <style:style style:name="T24" style:family="text">
      <style:text-properties style:font-name="Liberation Mono" fo:font-size="12pt" style:font-size-asian="12pt" style:font-size-complex="12pt"/>
    </style:style>
    <style:style style:name="T25" style:family="text">
      <style:text-properties style:font-name="Liberation Mono" fo:font-size="12pt" officeooo:rsid="002088e6" style:font-size-asian="12pt" style:font-size-complex="12pt"/>
    </style:style>
    <style:style style:name="T26" style:family="text">
      <style:text-properties style:font-name="Liberation Mono" fo:font-size="12pt" officeooo:rsid="00217bac" style:font-size-asian="12pt" style:font-size-complex="12pt"/>
    </style:style>
    <style:style style:name="T27" style:family="text">
      <style:text-properties officeooo:rsid="003839e1"/>
    </style:style>
    <style:style style:name="T28" style:family="text">
      <style:text-properties officeooo:rsid="00392b29"/>
    </style:style>
    <style:style style:name="T29" style:family="text">
      <style:text-properties officeooo:rsid="00393265"/>
    </style:style>
    <style:style style:name="T30" style:family="text">
      <style:text-properties officeooo:rsid="00396e8f"/>
    </style:style>
    <style:style style:name="T31" style:family="text">
      <style:text-properties officeooo:rsid="003b4929"/>
    </style:style>
    <style:style style:name="T32" style:family="text">
      <style:text-properties officeooo:rsid="003c302b"/>
    </style:style>
    <style:style style:name="T33" style:family="text">
      <style:text-properties officeooo:rsid="003de9a9"/>
    </style:style>
    <style:style style:name="T34" style:family="text">
      <style:text-properties fo:font-weight="normal" officeooo:rsid="003de9a9" style:font-weight-asian="normal" style:font-weight-complex="normal"/>
    </style:style>
    <style:style style:name="T35" style:family="text">
      <style:text-properties officeooo:rsid="003e1a1f"/>
    </style:style>
    <style:style style:name="T36" style:family="text">
      <style:text-properties style:text-position="super 58%" officeooo:rsid="003e1a1f"/>
    </style:style>
    <style:style style:name="T3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494<text:tab/><text:tab/><text:tab/><text:tab/><text:tab/><text:tab/><text:tab/><text:tab/><text:tab/><text:tab/> <text:s text:c="4"/><text:span text:style-name="T13">D.Schnelle</text:span></text:p>
      <text:p text:style-name="P14">Internet Draft<text:tab/><text:tab/><text:tab/><text:tab/><text:tab/><text:tab/> <text:s text:c="3"/>Portland State University</text:p>
      <text:p text:style-name="P14">Intended status: IRC Class Project Specification<text:tab/><text:tab/> <text:s text:c="2"/><text:span text:style-name="T13">June 4, 2018</text:span></text:p>
      <text:p text:style-name="P14">Expires: <text:span text:style-name="T13">December 2018</text:span></text:p>
      <text:p text:style-name="P14"/>
      <text:p text:style-name="P14"/>
      <text:p text:style-name="P15">Internet Relay Chat Class Project</text:p>
      <text:p text:style-name="P43">draft-irc-pdx-cs494p.txt</text:p>
      <text:p text:style-name="P15"/>
      <text:p text:style-name="P15"/>
      <text:p text:style-name="P7">Abstract</text:p>
      <text:p text:style-name="P7"/>
      <text:p text:style-name="P13"><text:tab/><text:span text:style-name="T6">This memo describes the communication protocol for an IRC-style <text:tab/>client/server system for the Internetworking Protocol class at <text:tab/>Portland State University.</text:span></text:p>
      <text:p text:style-name="P4"/>
      <text:p text:style-name="P4">Status of this Memo</text:p>
      <text:p text:style-name="P4"/>
      <text:p text:style-name="P8"><text:tab/><text:span text:style-name="T10">This Internet-Draft is submitted in full conformance with the <text:tab/>provisions of BCP 78 and BCP 79. This document may not be <text:tab/>modified, and derivative works of it may not be created, except <text:tab/>to publish it as an RFC and to translate it into languages other <text:tab/>than English.</text:span></text:p>
      <text:p text:style-name="P5"/>
      <text:p text:style-name="P16"><text:tab/>Internet-Drafts are working documents of the Internet <text:tab/>Engineering Task Force (IETF). Note that other groups may also <text:tab/>distribute working documents as Internet-Drafts. </text:p>
      <text:p text:style-name="P8"/>
      <text:p text:style-name="P3"><text:span text:style-name="T25"><text:tab/>The list of current Internet-Drafts is at: <text:tab/></text:span><text:a xlink:type="simple" xlink:href="https://datatracker.ietf.org/doc/active/" text:style-name="Internet_20_link" text:visited-style-name="Visited_20_Internet_20_Link"><text:span text:style-name="T25">https://datatracker.ietf.org/doc/active/</text:span></text:a></text:p>
      <text:p text:style-name="P8"/>
      <text:p text:style-name="P16"><text:tab/>The list of current Internet-Draft Shadow Directories is at:</text:p>
      <text:p text:style-name="P3"><text:span text:style-name="T24"><text:tab/></text:span><text:a xlink:type="simple" xlink:href="https://www.ietf.org/standards/ids/internet-draft-mirror-sites/" text:style-name="Internet_20_link" text:visited-style-name="Visited_20_Internet_20_Link"><text:span text:style-name="T26">https://www.ietf.org/shadow.html</text:span></text:a></text:p>
      <text:p text:style-name="P9"/>
      <text:p text:style-name="P17"><text:tab/>Internet-Drafts are draft documents valid for a maximum of six <text:tab/>months and may be updated, replaced, or obsoleted by other <text:tab/>documents at any time. It’s inappropriate to use Internet-Draft <text:tab/>as reference material or to cite them other than as “work in <text:tab/>progress.”</text:p>
      <text:p text:style-name="P9"/>
      <text:p text:style-name="P9"><text:tab/><text:span text:style-name="T12">This Internet-Draft will expire on December 4, 2018</text:span></text:p>
      <text:p text:style-name="P4"/>
      <text:p text:style-name="P4"><text:soft-page-break/></text:p>
      <text:p text:style-name="P4"/>
      <text:p text:style-name="P4">Copyright Notice</text:p>
      <text:p text:style-name="P4"/>
      <text:p text:style-name="P18"><text:span text:style-name="T11"><text:tab/></text:span>Copyright (c) <text:span text:style-name="T12">2018</text:span> IETF Trust and the persons identified as the <text:tab/>document authors. All rights reserved.</text:p>
      <text:p text:style-name="P46"/>
      <text:p text:style-name="Text_20_body"><text:span text:style-name="T24"><text:tab/>This document is subject to BCP 78 and the IETF Trust's Legal <text:tab/>Provisions Relating to IETF Documents <text:tab/>(</text:span><text:a xlink:type="simple" xlink:href="http://trustee.ietf.org/trust-legal-provisions.html" text:style-name="Internet_20_link" text:visited-style-name="Visited_20_Internet_20_Link"><text:span text:style-name="T24">http://trustee.ietf.org/license-info</text:span></text:a><text:span text:style-name="T24">) in effect on the date of <text:tab/>publication of this document. Please review these documents <text:tab/>carefully, as they describe your rights and restrictions with <text:tab/>respect to this document.</text:span></text:p>
      <text:p text:style-name="P46"/>
      <text:p text:style-name="P4">Table of Content</text:p>
      <text:p text:style-name="P4"/>
      <text:p text:style-name="P10"><text:tab/>1. Introduction/Overview_ _ _ _ _ _ _ _ _ _ _ _ _ _ _ _ _ _ _ _<text:span text:style-name="T27">3</text:span> </text:p>
      <text:p text:style-name="P10"><text:tab/>2. Conventions used in this document_ _ _ _ _ _ _ _ _ _ _ _ _ _<text:span text:style-name="T31">4</text:span></text:p>
      <text:p text:style-name="P19"><text:tab/>3. Basic Information_ _ _ _ _ _ _ _ _ _ _ _ _ _ _ _ _ _ _ _ _ _<text:span text:style-name="T31">4</text:span></text:p>
      <text:p text:style-name="P20"><text:tab/>4. Message Infrastructure _ _ _ _ _ _ _ _ _ _ _ _ _ _ _ _ _ _ _</text:p>
      <text:p text:style-name="P20"><text:tab/><text:tab/><text:span text:style-name="T7">4.1 Generic Message Format _ _ _ _ _ _ _ _ _ _ _ _ _ _ _ _</text:span></text:p>
      <text:p text:style-name="P20"><text:tab/><text:tab/><text:tab/><text:span text:style-name="T8">4.1.1 Field Definitions _ _ _ _ _ _ _ _ _ _ _ _ _ _ _</text:span></text:p>
      <text:p text:style-name="P20"><text:tab/><text:tab/><text:tab/><text:span text:style-name="T9">4.1.2 Operation Codes (opcodes) _ _ _ _ _ _ _ _ _ _ _</text:span></text:p>
      <text:p text:style-name="P21"><text:tab/><text:tab/><text:span text:style-name="T7">4.2 Error Message_ _ _ _ _ _ _ _ _ _ _ _ _ _ _ _ _ _ _ _ _</text:span></text:p>
      <text:p text:style-name="P28"><text:tab/><text:tab/><text:tab/>4.2.1 Usage _ _ _ _ _ _ _ _ _ _ _ _ _ _ _ _ _ _ _ _ _</text:p>
      <text:p text:style-name="P28"><text:tab/><text:tab/><text:tab/>4.2.2 Field Definitions _ _ _ _ _ _ _ _ _ _ _ _ _ _ _</text:p>
      <text:p text:style-name="P28"><text:tab/><text:tab/><text:tab/>4.2.3 Error Codes _ _ _ _ _ _ _ _ _ _ _ _ _ _ _ _ _ _</text:p>
      <text:p text:style-name="P20"><text:s/><text:tab/>5. Client Messages<text:span text:style-name="T11">_ _ _ _ _ _ _ _ _ _ _ _ _ _ _ _ _ _ _ _ _ _ _</text:span></text:p>
      <text:p text:style-name="P22"><text:span text:style-name="T11"><text:tab/><text:tab/>5.1 First message sent to the server _ _ _ _ _ _ _ _ _ _ _</text:span></text:p>
      <text:p text:style-name="P29"><text:tab/><text:tab/><text:tab/>5.1.1 Usage _ _ _ _ _ _ _ _ _ _ _ _ _ _ _ _ _ _ _ _ _</text:p>
      <text:p text:style-name="P23"><text:span text:style-name="T23"><text:tab/><text:tab/><text:tab/>5.1.2 Field Definitions _ _ _ _ _ _ _ _ _ _ _ _ _ _ _</text:span></text:p>
      <text:p text:style-name="P30"><text:tab/><text:tab/>5.<text:span text:style-name="T20">2</text:span> Listing Rooms_ _ _ _ _ _ _ _ _ _ _ _ _ _ _ _ _ _ _ _ _</text:p>
      <text:p text:style-name="P30"><text:tab/><text:tab/><text:tab/>5.<text:span text:style-name="T20">2</text:span>.1 Usage _ _ _ _ _ _ _ _ _ _ _ _ _ _ _ _ _ _ _ _ _</text:p>
      <text:p text:style-name="P30"><text:tab/><text:tab/><text:tab/>5.<text:span text:style-name="T20">2</text:span>.2 Response_ _ _ _ _ _ _ _ _ _ _ _ _ _ _ _ _ _ _ _</text:p>
      <text:p text:style-name="P31"><text:tab/><text:tab/><text:span text:style-name="T16">5.3 Showing the client room mapping_ _ _ _ _ _ _ _ _ _ _ _</text:span></text:p>
      <text:p text:style-name="P24"><text:span text:style-name="T16"><text:tab/><text:tab/><text:tab/>5.3.1 Usage _ _ _ _ _ _ _ _ _ _ _ _ _ _ _ _ _ _ _ _ _</text:span></text:p>
      <text:p text:style-name="P24"><text:span text:style-name="T18"><text:tab/><text:tab/><text:tab/>5.3.2 Response_ _ _ _ _ _ _ _ _ _ _ _ _ _ _ _ _ _ _ _</text:span></text:p>
      <text:p text:style-name="P29"><text:tab/><text:tab/>5.<text:span text:style-name="T18">4</text:span> Joining Rooms_ _ _ _ _ _ _ _ _ _ _ _ _ _ _ _ _ _ _ _ _</text:p>
      <text:p text:style-name="P29"><text:tab/><text:tab/><text:tab/>5.<text:span text:style-name="T18">4</text:span>.1 Usage _ _ _ _ _ _ _ _ _ _ _ _ _ _ _ _ _ _ _ _ _</text:p>
      <text:p text:style-name="P22"><text:soft-page-break/><text:span text:style-name="T23"><text:tab/><text:tab/><text:tab/>5.4.2 Field Definitions _ _ _ _ _ _ _ _ _ _ _ _ _ _ _</text:span></text:p>
      <text:p text:style-name="P30"><text:tab/><text:tab/>5.<text:span text:style-name="T18">5</text:span> Leaving a Room _ _ _ _ _ _ _ _ _ _ _ _ _ _ _ _ _ _ _ _</text:p>
      <text:p text:style-name="P30"><text:tab/><text:tab/><text:tab/>5.<text:span text:style-name="T18">5</text:span>.1 Usage _ _ _ _ _ _ _ _ _ _ _ _ _ _ _ _ _ _ _ _ _</text:p>
      <text:p text:style-name="P19"><text:span text:style-name="T23"><text:tab/><text:tab/><text:tab/>5.5.2 Field Definitions _ _ _ _ _ _ _ _ _ _ _ _ _ _ _</text:span></text:p>
      <text:p text:style-name="P30"><text:tab/><text:tab/>5.<text:span text:style-name="T18">6</text:span> Sending Messages _ _ _ _ _ _ _ _ _ _ _ _ _ _ _ _ _ _ _</text:p>
      <text:p text:style-name="P30"><text:tab/><text:tab/><text:tab/>5.<text:span text:style-name="T18">6</text:span>.1 Usage _ _ _ _ _ _ _ _ _ _ _ _ _ _ _ _ _ _ _ _ _</text:p>
      <text:p text:style-name="P19"><text:span text:style-name="T23"><text:tab/><text:tab/><text:tab/>5.6.2 Field Definitions _ _ _ _ _ _ _ _ _ _ _ _ _ _ _</text:span></text:p>
      <text:p text:style-name="P19"><text:tab/>6. Server Messages<text:span text:style-name="T11">_ _ _ _ _ _ _ _ _ _ _ _ _ _ _ _ _ _ _ _ _ _ _</text:span></text:p>
      <text:p text:style-name="P22"><text:span text:style-name="T11"><text:tab/><text:tab/>6.1 Listing Response _ _ _ _ _ _ _ _ _ _ _ _ _ _ _ _ _ _ _</text:span></text:p>
      <text:p text:style-name="P29"><text:tab/><text:tab/><text:tab/>6.1.1 Usage _ _ _ _ _ _ _ _ _ _ _ _ _ _ _ _ _ _ _ _ _</text:p>
      <text:p text:style-name="P22"><text:span text:style-name="T23"><text:tab/><text:tab/><text:tab/>6.1.2 Field Definitions _ _ _ _ _ _ _ _ _ _ _ _ _ _ _</text:span></text:p>
      <text:p text:style-name="P19"><text:span text:style-name="T23"><text:tab/><text:tab/>6.2 Forwarding Messages to Client(s) _ _ _ _ _ _ _ _ _ _ _</text:span></text:p>
      <text:p text:style-name="P30"><text:tab/><text:tab/><text:tab/>6.2.1 Usage _ _ _ _ _ _ _ _ _ _ _ _ _ _ _ _ _ _ _ _ _</text:p>
      <text:p text:style-name="P19"><text:span text:style-name="T23"><text:tab/><text:tab/><text:tab/>6.2.2 Field Definitions _ _ _ _ _ _ _ _ _ _ _ _ _ _ _</text:span></text:p>
      <text:p text:style-name="P19"><text:tab/>7. Error Handling <text:span text:style-name="T11">_ _ _ _ _ _ _ _ _ _ _ _ _ _ _ _ _ _ _ _ _ _ _</text:span></text:p>
      <text:p text:style-name="P26"><text:tab/><text:span text:style-name="T34">8. Classes: Lobby, Room, Client _ _ _ _ _ _ _ _ _ _ _ _ _ _ _ _ </text:span></text:p>
      <text:p text:style-name="P26"><text:span text:style-name="T34"><text:tab/><text:tab/>8.1 Class: Lobby _ _ _ _ _ _ _ _ _ _ _ _ _ _ _ _ _ _ _ _ _</text:span></text:p>
      <text:p text:style-name="P26"><text:span text:style-name="T34"><text:tab/><text:tab/><text:tab/>8.1.1 Usage _ _ _ _ _ _ _ _ _ _ _ _ _ _ _ _ _ _ _ _ _</text:span></text:p>
      <text:p text:style-name="P26"><text:span text:style-name="T34"><text:tab/><text:tab/><text:tab/>8.1.2 Class attributes_ _ _ _ _ _ _ _ _ _ _ _ _ _ _ _</text:span></text:p>
      <text:p text:style-name="P26"><text:span text:style-name="T34"><text:tab/><text:tab/><text:tab/>8.1.3 Class functions _ _ _ _ _ _ _ _ _ _ _ _ _ _ _ _</text:span></text:p>
      <text:p text:style-name="P26"><text:span text:style-name="T34"><text:tab/><text:tab/>8.2 Class: Room_ _ _ _ _ _ _ _ _ _ _ _ _ _ _ _ _ _ _ _ _ _</text:span></text:p>
      <text:p text:style-name="P26"><text:span text:style-name="T34"><text:tab/><text:tab/><text:tab/>8.2.1 Usage _ _ _ _ _ _ _ _ _ _ _ _ _ _ _ _ _ _ _ _ _</text:span></text:p>
      <text:p text:style-name="P26"><text:span text:style-name="T34"><text:tab/><text:tab/><text:tab/>8.2.2 Class attributes_ _ _ _ _ _ _ _ _ _ _ _ _ _ _ _</text:span></text:p>
      <text:p text:style-name="P26"><text:span text:style-name="T34"><text:tab/><text:tab/><text:tab/>8.2.3 Class functions _ _ _ _ _ _ _ _ _ _ _ _ _ _ _ _</text:span></text:p>
      <text:p text:style-name="P26"><text:span text:style-name="T34"><text:tab/><text:tab/>8.3 Class: Client_ _ _ _ _ _ _ _ _ _ _ _ _ _ _ _ _ _ _ _ _ </text:span></text:p>
      <text:p text:style-name="P26"><text:span text:style-name="T34"><text:tab/><text:tab/><text:tab/>8.3.1 Usage _ _ _ _ _ _ _ _ _ _ _ _ _ _ _ _ _ _ _ _ _</text:span></text:p>
      <text:p text:style-name="P26"><text:span text:style-name="T34"><text:tab/><text:tab/><text:tab/>8.3.2 Class attributes_ _ _ _ _ _ _ _ _ _ _ _ _ _ _ _</text:span></text:p>
      <text:p text:style-name="P26"><text:span text:style-name="T34"><text:tab/><text:tab/><text:tab/>8.3.3 Class functions _ _ _ _ _ _ _ _ _ _ _ _ _ _ _ _</text:span></text:p>
      <text:p text:style-name="P19"><text:tab/>8. Conclusion <text:span text:style-name="T11">_ _ _ _ _ _ _ _ _ _ _ _ _ _ _ _ _ _ _ _ _ _ _ _ _</text:span></text:p>
      <text:p text:style-name="P19"><text:tab/>9. Security Consideration <text:span text:style-name="T11">_ _ _ _ _ _ _ _ _ _ _ _ _ _ _ _ _ _ _</text:span></text:p>
      <text:p text:style-name="P25"><text:span text:style-name="T11"><text:tab/>Comments Submission _ _ _ _ _ _ _ _ _ _ _ _ _ _ _ _ _ _ _ _ _ _</text:span></text:p>
      <text:p text:style-name="P19"><text:tab/>References<text:span text:style-name="T11">_ _ _ _ _ _ _ _ _ _ _ _ _ _ _ _ _ _ _ _ _ _ _ _ _ _ _</text:span></text:p>
      <text:p text:style-name="P19"><text:tab/><text:span text:style-name="T14">Acknowledgments _ _ _ _ _ _ _ _ _ _ _ _ _ _ _ _ _ _ _ _ _ _ _ _</text:span></text:p>
      <text:p text:style-name="P4"/>
      <text:p text:style-name="P4">1. Introduction/Overview</text:p>
      <text:p text:style-name="P4"/>
      <text:p text:style-name="P11"><text:tab/><text:span text:style-name="T14">This specification describes a basic Internet Relay Chat (IRC) <text:tab/>protocol. Clients have the ability to communicate with each <text:tab/>other through chat rooms setup and hosted by the server. The </text:span><text:soft-page-break/><text:span text:style-name="T14"><text:tab/>usage of a central server allows for messages to be sent between <text:tab/>other connected clients.</text:span></text:p>
      <text:p text:style-name="P11"/>
      <text:p text:style-name="P11"><text:tab/><text:span text:style-name="T15">When clients first make a connection to the server machine they <text:tab/>are welcomed to the lobby and presented with a list of available <text:tab/>commands. The initial welcoming setups the clients information <text:tab/>for the duration of the connection.</text:span></text:p>
      <text:p text:style-name="P11"/>
      <text:p text:style-name="P11"><text:tab/><text:span text:style-name="T14">Clients can join rooms, which are groups of clients that are <text:tab/>subscribed to the same message stream. Any messages sent to a <text:tab/>room is broadcast to all clients currently occupying to the <text:tab/>room.</text:span></text:p>
      <text:p text:style-name="P4"/>
      <text:p text:style-name="P6">2. Conventions used in this document</text:p>
      <text:p text:style-name="P6"/>
      <text:p text:style-name="P12"><text:span text:style-name="T14"><text:tab/>The key words “MUST”, “MUST NOT”, “REQUIRED”, “SHALL”, “SHALL <text:tab/>NOT”, “SHOULD”, “SHOULD NOT”, “RECOMMENDED”, “MAY”, “OPTIONAL” <text:tab/>in this document are to be interpreted as described in RFC <text:tab/>2119 <text:tab/></text:span><text:a xlink:type="simple" xlink:href="https://www.ietf.org/rfc/rfc2119.txt" text:style-name="Internet_20_link" text:visited-style-name="Visited_20_Internet_20_Link"><text:span text:style-name="T14">[RFC2119]</text:span></text:a><text:span text:style-name="T14">.</text:span></text:p>
      <text:p text:style-name="P11"/>
      <text:p text:style-name="P2"><text:span text:style-name="T11"><text:tab/>In this document, these words will appear with that <text:tab/>interpretation </text:span>only when in ALL CAPS. Lower case uses of these <text:tab/>words are not to be interpreted as carrying significance <text:tab/>described in RFC 2119.</text:p>
      <text:p text:style-name="P4"/>
      <text:p text:style-name="P27">3. Basic Information</text:p>
      <text:p text:style-name="P27"/>
      <text:p text:style-name="P27"><text:tab/><text:span text:style-name="T30">All communication described in this protocol occurs over a <text:tab/>TCP/IP connection, with the server listening for connection on <text:tab/>port 5000. Clients MUST connect to port 5000 and maintain a <text:tab/>constant connection with the server until the client leaves. <text:tab/>Clients can send both messages and requests to the server <text:tab/>through the lobby object created during the setup of the server. <text:tab/>The messaging protocol is inherently asynchronous meaning the <text:tab/>client SHOULD be free to send messages to the server at any <text:tab/>given time and the server MUST be able to handle the message <text:tab/>received and transmit the message back asynchronously to the <text:tab/>client.</text:span></text:p>
      <text:p text:style-name="P27"/>
      <text:p text:style-name="P27"><text:tab/><text:span text:style-name="T30">As is described in [4.2], both the server and client MAY safely <text:tab/>terminate the connection at any time for any reason. The server <text:tab/>MUST be able to handle the removal of a client for subscribed </text:span><text:soft-page-break/><text:span text:style-name="T30"><text:tab/>room for a terminating connection while not effecting the <text:tab/>connection of other client.</text:span></text:p>
      <text:p text:style-name="P27"/>
      <text:p text:style-name="P27"><text:tab/><text:span text:style-name="T32">The server MAY allow only a finite number of connection, <text:tab/>depending on the implementation and resources of the host system <text:tab/>deploying the server. The server MAY not allow more connections <text:tab/>than what is specified during the setting up of the host <text:tab/>machine.</text:span></text:p>
      <text:p text:style-name="P27"/>
      <text:p text:style-name="P27">4. Message Infrastructure</text:p>
      <text:p text:style-name="P27"/>
      <text:p text:style-name="P32">4.1 Generic Message Format</text:p>
      <text:p text:style-name="P32"/>
      <text:p text:style-name="P33"><text:tab/>4.1.1 Field Definitions</text:p>
      <text:p text:style-name="P33"/>
      <text:p text:style-name="P33"><text:tab/>4.1.2 Operation Codes (opcodes)</text:p>
      <text:p text:style-name="P33"/>
      <text:p text:style-name="P33">4.2 Error Message</text:p>
      <text:p text:style-name="P33"/>
      <text:p text:style-name="P33"><text:tab/>4.2.1 Usage</text:p>
      <text:p text:style-name="P33"/>
      <text:p text:style-name="P33"><text:tab/>4.2.2 Field Definitions</text:p>
      <text:p text:style-name="P33"/>
      <text:p text:style-name="P33"><text:tab/>4.2.3 Error Codes</text:p>
      <text:p text:style-name="P27"/>
      <text:p text:style-name="P27">5. Client Messages</text:p>
      <text:p text:style-name="P27"/>
      <text:p text:style-name="P33">5.1 First message sent to server</text:p>
      <text:p text:style-name="P33"/>
      <text:p text:style-name="P33"><text:tab/>5.1.1 Usage</text:p>
      <text:p text:style-name="P33"/>
      <text:p text:style-name="P36"><text:tab/><text:tab/><text:span text:style-name="T15">Before any message can be sent by the client the connecting <text:tab/><text:tab/>client MUST provide the name to be used during the duration <text:tab/><text:tab/>of the connection with the server.</text:span></text:p>
      <text:p text:style-name="P36"/>
      <text:p text:style-name="P39"><text:tab/><text:tab/>The server MUST match the client's name with the socket <text:tab/><text:tab/><text:tab/>connection of the client. This message SHOULD only be sent <text:tab/><text:tab/><text:tab/>during the initial connection with the server.</text:p>
      <text:p text:style-name="P33"/>
      <text:p text:style-name="P33"><text:tab/>5.1.2 Field Definitions</text:p>
      <text:p text:style-name="P33"/>
      <text:p text:style-name="P34">5.<text:span text:style-name="T20">2</text:span> Listing Rooms</text:p>
      <text:p text:style-name="P34"/>
      <text:p text:style-name="P34"><text:tab/>5.<text:span text:style-name="T20">2</text:span>.1 Usage</text:p>
      <text:p text:style-name="P34"><text:soft-page-break/></text:p>
      <text:p text:style-name="P37"><text:tab/><text:tab/><text:span text:style-name="T16">Sent by the client to request a list of all of the <text:tab/><text:tab/><text:tab/><text:tab/>available rooms. The client MUST send the number 1 to the <text:tab/><text:tab/><text:tab/>server in order to list all of the available rooms.</text:span></text:p>
      <text:p text:style-name="P34"/>
      <text:p text:style-name="P34"><text:tab/>5.<text:span text:style-name="T20">2</text:span>.2 Response</text:p>
      <text:p text:style-name="P33"/>
      <text:p text:style-name="P40">5.2 Showing the client room mapping</text:p>
      <text:p text:style-name="P40"/>
      <text:p text:style-name="P40"><text:tab/>5.<text:span text:style-name="T20">3</text:span>.1 Usage</text:p>
      <text:p text:style-name="P40"/>
      <text:p text:style-name="P41"><text:tab/><text:tab/><text:span text:style-name="T21">Sent by the client to request a list of the clients <text:tab/><text:tab/><text:tab/><text:tab/>populating rooms. The list is only shown if a client is <text:tab/><text:tab/><text:tab/>current subscribed to a room. This allows the client to see <text:tab/><text:tab/>the rooms that they and other clients are currently <text:tab/><text:tab/><text:tab/><text:tab/>occupying. The client MUST send the number 2 to the server <text:tab/><text:tab/><text:tab/>in order to show the mapping of the rooms.</text:span></text:p>
      <text:p text:style-name="P40"/>
      <text:p text:style-name="P40"><text:tab/>5.<text:span text:style-name="T20">3</text:span>.2 Response</text:p>
      <text:p text:style-name="P33"/>
      <text:p text:style-name="P33">5.<text:span text:style-name="T16">4</text:span> Joining Rooms</text:p>
      <text:p text:style-name="P33"/>
      <text:p text:style-name="P33"><text:tab/>5.<text:span text:style-name="T16">4</text:span>.1 Usage</text:p>
      <text:p text:style-name="P35"><text:tab/></text:p>
      <text:p text:style-name="P38"><text:span text:style-name="T16"><text:tab/><text:tab/>Sent by the client to join a specified chat room. A client <text:tab/><text:tab/><text:tab/>MUST send the number 3 and the name of the room they're <text:tab/><text:tab/><text:tab/>requesting to join. The client MAY leave off the word room <text:tab/><text:tab/><text:tab/>from the request and the server MUST still understand the <text:tab/><text:tab/><text:tab/>message. If the room doesn't exist then the client is <text:tab/><text:tab/><text:tab/><text:tab/>prompted to select one of the available rooms. A list of <text:tab/><text:tab/><text:tab/>the rooms the client can join is sent back from the server.</text:span></text:p>
      <text:p text:style-name="P36"/>
      <text:p text:style-name="P36"><text:tab/><text:tab/><text:span text:style-name="T16">Upon joining a room, the server MUST append the client to <text:tab/><text:tab/><text:tab/>the list of clients subscribed to the room. The server MUST <text:tab/><text:tab/>send a randomly generated welcome message for the client to <text:tab/><text:tab/>be broadcast to the other subscriber of the room. Lastly <text:tab/><text:tab/><text:tab/>the sever MUST append the client's name to the rooms <text:tab/><text:tab/><text:tab/><text:tab/>mapping, so the information can be shared with other <text:tab/><text:tab/><text:tab/><text:tab/>clients requesting the mapping.</text:span></text:p>
      <text:p text:style-name="P36"/>
      <text:p text:style-name="P36"><text:soft-page-break/><text:tab/><text:tab/><text:span text:style-name="T18">Every the mapping of the room becomes updated by the <text:tab/><text:tab/><text:tab/><text:tab/>joining of a new client the server MUST send a message to <text:tab/><text:tab/><text:tab/>all of the client subscribed to the room informing them of <text:tab/><text:tab/><text:tab/>the new room membership.</text:span></text:p>
      <text:p text:style-name="P33"/>
      <text:p text:style-name="P33"><text:tab/>5.<text:span text:style-name="T17">4</text:span>.2 Field Definitions</text:p>
      <text:p text:style-name="P33"/>
      <text:p text:style-name="P33">5.<text:span text:style-name="T17">5</text:span> Leaving a Room</text:p>
      <text:p text:style-name="P33"/>
      <text:p text:style-name="P33"><text:tab/>5.<text:span text:style-name="T17">5</text:span>.1 Usage</text:p>
      <text:p text:style-name="P33"/>
      <text:p text:style-name="P36"><text:tab/><text:tab/><text:span text:style-name="T19">Sent by the client to leave a specified chat room. The <text:tab/><text:tab/><text:tab/>client MUST send the number 4 and the name of the room they <text:tab/><text:tab/>want to unsubscribe to. The server MUST check if the client <text:tab/><text:tab/>is currently subscribed to the specified room.</text:span></text:p>
      <text:p text:style-name="P36"/>
      <text:p text:style-name="P36"><text:tab/><text:tab/><text:span text:style-name="T20">When the server receives this message if the client is <text:tab/><text:tab/><text:tab/>subscribed to the room the server MUST remove the client <text:tab/><text:tab/><text:tab/>for the room's mapping. Otherwise the server sends a <text:tab/><text:tab/><text:tab/><text:tab/>message to the client stating they're not subscribed to the <text:tab/><text:tab/>specified room.</text:span></text:p>
      <text:p text:style-name="P36"/>
      <text:p text:style-name="P36"><text:tab/><text:tab/><text:span text:style-name="T22">The server SHOULD ignore removing the client from a rooms <text:tab/><text:tab/><text:tab/>mapping if they are only occupying the lobby.</text:span></text:p>
      <text:p text:style-name="P33"/>
      <text:p text:style-name="P33"><text:tab/>5.<text:span text:style-name="T17">5</text:span>.2 Field Definitions</text:p>
      <text:p text:style-name="P33"/>
      <text:p text:style-name="P33">5.<text:span text:style-name="T17">6</text:span> Sending Messages</text:p>
      <text:p text:style-name="P33"/>
      <text:p text:style-name="P33"><text:tab/>5.<text:span text:style-name="T17">6</text:span>.1 Usage</text:p>
      <text:p text:style-name="P33"/>
      <text:p text:style-name="P33"><text:tab/><text:tab/><text:span text:style-name="T28">Sent by the client to send a text message room they're <text:tab/><text:tab/><text:tab/>currently subscribed to.</text:span></text:p>
      <text:p text:style-name="P33"/>
      <text:p text:style-name="P33"><text:tab/><text:tab/><text:span text:style-name="T28">The MUST send the message to all the clients in the <text:tab/><text:tab/><text:tab/><text:tab/>specified room with the name of the client that sent the <text:tab/><text:tab/><text:tab/>message, so clients can identify who sent the message <text:tab/><text:tab/><text:tab/><text:tab/>within the room. The server MAY send the message to <text:tab/><text:tab/><text:tab/><text:tab/>multiple rooms if the client is subscribed to them.</text:span></text:p>
      <text:p text:style-name="P33"/>
      <text:p text:style-name="P33"><text:tab/>5.<text:span text:style-name="T17">6</text:span>.2 Field Definitions</text:p>
      <text:p text:style-name="P27"/>
      <text:p text:style-name="P27">6. Server Messages</text:p>
      <text:p text:style-name="P27"><text:soft-page-break/></text:p>
      <text:p text:style-name="P33">6.1 Listing Response</text:p>
      <text:p text:style-name="P33"/>
      <text:p text:style-name="P33"><text:tab/><text:span text:style-name="T29">6.1.1 Usage</text:span></text:p>
      <text:p text:style-name="P33"/>
      <text:p text:style-name="P33"><text:tab/><text:tab/></text:p>
      <text:p text:style-name="P33"/>
      <text:p text:style-name="P33"><text:tab/><text:span text:style-name="T29">6.1.2 Field Definitions</text:span></text:p>
      <text:p text:style-name="P33"/>
      <text:p text:style-name="P33"><text:tab/><text:tab/></text:p>
      <text:p text:style-name="P33"/>
      <text:p text:style-name="P33">6.2 Forwarding Messages to Client(s)</text:p>
      <text:p text:style-name="P33"/>
      <text:p text:style-name="P33"><text:tab/><text:span text:style-name="T29">6.2.1 Usage</text:span></text:p>
      <text:p text:style-name="P33"/>
      <text:p text:style-name="P33"><text:tab/><text:tab/></text:p>
      <text:p text:style-name="P33"/>
      <text:p text:style-name="P33"><text:tab/><text:span text:style-name="T29">6.2.2 Field Definitions</text:span></text:p>
      <text:p text:style-name="P33"/>
      <text:p text:style-name="P33"><text:tab/><text:tab/></text:p>
      <text:p text:style-name="P27"/>
      <text:p text:style-name="P27">7. Error Handling</text:p>
      <text:p text:style-name="P27"/>
      <text:p text:style-name="P44">8. Classes: Lobby, Room, Client</text:p>
      <text:p text:style-name="P44"/>
      <text:p text:style-name="P44">8.1 Class: Lobby</text:p>
      <text:p text:style-name="P44"/>
      <text:p text:style-name="P44"><text:tab/>8.1.1 Usage</text:p>
      <text:p text:style-name="P44"/>
      <text:p text:style-name="P44"><text:tab/>8.1.2 Class attributes</text:p>
      <text:p text:style-name="P44"/>
      <text:p text:style-name="P44"><text:tab/>8.1.3 Class functions</text:p>
      <text:p text:style-name="P44"/>
      <text:p text:style-name="P44">8.2 Class: Room</text:p>
      <text:p text:style-name="P44"/>
      <text:p text:style-name="P44"><text:tab/>8.2.1 Usage</text:p>
      <text:p text:style-name="P44"/>
      <text:p text:style-name="P44"><text:tab/>8.2.2 Class attributes</text:p>
      <text:p text:style-name="P44"/>
      <text:p text:style-name="P44"><text:tab/>8.2.3 Class functions</text:p>
      <text:p text:style-name="P44"/>
      <text:p text:style-name="P44">8.3 Class: Client</text:p>
      <text:p text:style-name="P44"/>
      <text:p text:style-name="P44"><text:tab/>8.3.1 Usage</text:p>
      <text:p text:style-name="P44"/>
      <text:p text:style-name="P44"><text:soft-page-break/><text:tab/>8.3.2 Class attributes</text:p>
      <text:p text:style-name="P44"/>
      <text:p text:style-name="P44"><text:tab/>8.3.3 Class functions</text:p>
      <text:p text:style-name="P27"/>
      <text:p text:style-name="P27"><text:span text:style-name="T33">9</text:span>. Conclusion</text:p>
      <text:p text:style-name="P27"/>
      <text:p text:style-name="P27"><text:tab/><text:span text:style-name="T35">This specification provides a generic message <text:tab/>receiving/transmitting framework for multiple clients to <text:tab/>communicate with each other through the central server.</text:span></text:p>
      <text:p text:style-name="P27"/>
      <text:p text:style-name="P27"><text:span text:style-name="T33">10</text:span>. Security Consideration</text:p>
      <text:p text:style-name="P27"/>
      <text:p text:style-name="P27"><text:tab/><text:span text:style-name="T35">Messages sent using this system have no protection against <text:tab/>inspection, tampering or outright forgery. This server sees all <text:tab/>messages that are sent between connections though the use of <text:tab/><text:tab/>this service. Messages MAY be intercepted by a 3</text:span><text:span text:style-name="T36">rd</text:span><text:span text:style-name="T35"> party that is <text:tab/>able to capture network traffic.</text:span></text:p>
      <text:p text:style-name="P27"/>
      <text:p text:style-name="P47">Comments Submission</text:p>
      <text:p text:style-name="P48"><text:tab/>Comments are solicited and should be addresses to the author at <text:tab/>schnelle@pdx.edu</text:p>
      <text:p text:style-name="P27">References</text:p>
      <text:p text:style-name="P27"/>
      <text:p text:style-name="P42">Acknowledgments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83de9" officeooo:paragraph-rsid="00383de9"/>
    </style:style>
    <style:style style:name="MP2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MT1" style:family="text">
      <style:text-properties fo:color="#808080"/>
    </style:style>
    <style:style style:name="MT2" style:family="text">
      <style:text-properties fo:color="#808080" style:font-name="Liberation Mono" fo:font-size="10pt" officeooo:rsid="0026590b" style:font-size-asian="10pt" style:font-size-complex="10pt"/>
    </style:style>
    <style:style style:name="MT3" style:family="text">
      <style:text-properties fo:color="#808080" style:font-name="Liberation Mono" fo:font-size="10pt" officeooo:rsid="001f18c5" style:font-size-asian="10pt" style:font-size-complex="10pt"/>
    </style:style>
    <style:style style:name="MT4" style:family="text">
      <style:text-properties officeooo:rsid="001f18c5"/>
    </style:style>
    <style:style style:name="MT5" style:family="text">
      <style:text-properties fo:color="#808080" officeooo:rsid="001f18c5"/>
    </style:style>
    <style:style style:name="MT6" style:family="text">
      <style:text-properties fo:color="#808080" officeooo:rsid="001f18c5"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 draw:fill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ternet-Draft</text:span><text:tab/><text:span text:style-name="MT1">Internet Relay Chat Class Project</text:span><text:tab/><text:span text:style-name="MT1">June 2018</text:span></text:p>
      </style:header>
      <style:header-first>
        <text:p text:style-name="Header"/>
      </style:header-first>
      <style:footer>
        <text:p text:style-name="MP2"><text:span text:style-name="MT2">Schnelle</text:span><text:tab/><text:span text:style-name="MT3">Expires December 4, 2018</text:span><text:span text:style-name="MT4"><text:tab/></text:span><text:span text:style-name="MT5">[Page </text:span><text:span text:style-name="MT6"><text:page-number text:select-page="current">9</text:page-number></text:span><text:span text:style-name="MT5">]</text:span></text:p>
      </style:footer>
      <style:footer-first>
        <text:p text:style-name="MP2"><text:span text:style-name="MT2">Schnelle</text:span><text:tab/><text:span text:style-name="MT3">Expires December 4, 2018</text:span><text:span text:style-name="MT4"><text:tab/></text:span><text:span text:style-name="MT5">[Page </text:span><text:span text:style-name="MT6"><text:page-number text:select-page="current">1</text:page-number></text:span><text:span text:style-name="MT5">]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08:54.899677221</meta:creation-date>
    <dc:date>2018-06-04T19:50:51.368000000</dc:date>
    <meta:editing-duration>PT3H5M45S</meta:editing-duration>
    <meta:editing-cycles>25</meta:editing-cycles>
    <meta:generator>LibreOffice/4.4.5.2$Windows_x86 LibreOffice_project/a22f674fd25a3b6f45bdebf25400ed2adff0ff99</meta:generator>
    <meta:document-statistic meta:table-count="0" meta:image-count="0" meta:object-count="0" meta:page-count="9" meta:paragraph-count="163" meta:word-count="2573" meta:character-count="11961" meta:non-whitespace-character-count="9119"/>
  </office:meta>
</office:document-meta>
</file>